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torch<text:line-break/>import torch.nn as nn<text:line-break/>import torchvision<text:line-break/>import torchvision.transforms as transforms<text:line-break/>import torch.nn.functional as F<text:line-break/>import matplotlib.pyplot as plt<text:line-break/><text:line-break/><text:line-break/>train_set = torchvision.datasets.<text:line-break/>    root = './data/FashionMNIST',<text:line-break/>    train = True,<text:line-break/>    download = True,<text:line-break/>    transform = transforms.Compose([<text:line-break/>)<text:line-break/>train_loader = torch.utils.data.DataLoader(</text:p>
      <text:p text:style-name="Standard">class Network(nn.Module):<text:line-break/>    def __init__(self):<text:line-break/>        super().__init__()<text:line-break/>        self.e_conv1 = nn.Conv2d(in_channels = 1, out_channels = 16, kernel_size = 5) #o/p = 16*24*24 ; maxpool(ksize = 2, stride = 2)=&gt; 16,12,12   <text:line-break/>        self.e_conv2 = nn.Conv2d(in_channels = 16, out_channels = 32, kernel_size = 5)#o/p = 32*8*8 ; maxpool(ksize = 2, stride = 2) =&gt; 32,4,4<text:line-break/>        <text:line-break/>        self.e_fc1 = nn.Linear(in_features = 32*4*4, out_features = 256)<text:line-break/>        self.e_fc2 = nn.Linear(in_features = 256, out_features = 128)<text:line-break/>        <text:line-break/>        self.d_fc1 = nn.Linear(in_features = 128, out_features = 256)<text:line-break/>        self.d_fc2 = nn.Linear(in_features = 256, out_features = 32*4*4)<text:line-break/>        <text:line-break/>        self.d_conv1 = nn.ConvTranspose2d(in_channels = 32, out_channels = 16, kernel_size = 5)<text:line-break/>        self.d_conv2 = nn.ConvTranspose2d(in_channels = 16, out_channels = 8, kernel_size = 5)<text:line-break/>        self.d_conv3 = nn.ConvTranspose2d(in_channels = 8, out_channels = 4, kernel_size = 5, stride = 2)<text:line-break/>        self.d_conv4 = nn.ConvTranspose2d(in_channels = 4, out_channels = 1, kernel_size = 2)<text:line-break/>        <text:line-break/>    def encode(self, t):<text:line-break/>        t = self.e_conv1(t)<text:line-break/>        t = F.relu(t)<text:line-break/>        t = F.max_pool2d(t, kernel_size = 2, stride = 2)<text:line-break/>            <text:line-break/>        t = self.e_conv2(t)<text:line-break/>        t = F.relu(t)<text:line-break/>        t = F.max_pool2d(t, kernel_size = 2, stride = 2)<text:line-break/>            <text:line-break/>        t = t.reshape(-1, 32*4*4)<text:line-break/>        t = self.e_fc1(t)<text:line-break/>        t = F.relu(t)<text:line-break/>            <text:line-break/>        t = self.e_fc2(t)<text:line-break/>        t = F.relu(t)<text:line-break/>            <text:line-break/><text:soft-page-break/>        return t<text:line-break/>        <text:line-break/>    <text:line-break/>    def decode(self, t):<text:line-break/>        t = self.d_fc1(t)<text:line-break/>        t = F.relu(t)<text:line-break/>            <text:line-break/>        t = self.d_fc2(t)<text:line-break/>        t = F.relu(t)<text:line-break/>        t = t.reshape(-1, 32, 4, 4)<text:line-break/>            <text:line-break/>        t = self.d_conv1(t)<text:line-break/>        t = F.relu(t)<text:line-break/>            <text:line-break/>        t = self.d_conv2(t)<text:line-break/>        t = F.relu(t)<text:line-break/>            <text:line-break/>        t = self.d_conv3(t)<text:line-break/>        t = F.relu(t)<text:line-break/>        <text:line-break/>        t = self.d_conv4(t)<text:line-break/>        t = F.relu(t)<text:line-break/>            <text:line-break/>        return t<text:line-break/>    <text:line-break/>    <text:line-break/>    def forward(self, t):<text:line-break/>        z = self.encode(t)<text:line-break/>        i = self.decode(z)<text:line-break/>        return i<text:line-break/>     </text:p>
      <text:p text:style-name="Standard">net = Network()<text:line-break/>nn.init.xavier_uniform(net.e_<text:line-break/>nn.init.xavier_uniform(net.e_<text:line-break/>nn.init.xavier_uniform(net.e_<text:line-break/>nn.init.xavier_uniform(net.e_<text:line-break/>nn.init.xavier_uniform(net.d_<text:line-break/>nn.init.xavier_uniform(net.d_<text:line-break/>nn.init.xavier_uniform(net.d_<text:line-break/>nn.init.xavier_uniform(net.d_<text:line-break/>nn.init.xavier_uniform(net.d_<text:line-break/>nn.init.xavier_uniform(net.d_<text:line-break/>nn.init.zeros_(net.e_conv2.<text:line-break/>nn.init.zeros_(net.e_conv2.<text:line-break/>nn.init.zeros_(net.e_fc1.bias)<text:line-break/>nn.init.zeros_(net.e_fc2.bias)<text:line-break/>nn.init.zeros_(net.d_fc1.bias)<text:line-break/>nn.init.zeros_(net.d_fc2.bias)<text:line-break/>nn.init.zeros_(net.d_conv1.<text:line-break/>nn.init.zeros_(net.d_conv2.<text:line-break/>nn.init.zeros_(net.d_conv3.<text:line-break/>nn.init.zeros_(net.d_conv4.</text:p>
      <text:p text:style-name="Standard"><text:soft-page-break/></text:p>
      <text:p text:style-name="Standard">import torch.optim as optim<text:line-break/>optimizer = optim.Adam(net.parameters(), lr = 0.0001)<text:line-break/><text:line-break/>def loss_fnc(output, target):<text:line-break/>    b_size = output.shape[0]<text:line-break/>    return ((output-target)**2).view(b_<text:line-break/>images, labels = next(iter(train_loader))<text:line-break/>print(images.shape)<text:line-break/>print(loss_fnc(torch.rand(*</text:p>
      <text:p text:style-name="Standard"/>
      <text:p text:style-name="Standard">b_size = 1000<text:line-break/>num_epochs = 10<text:line-break/><text:line-break/>for epoch in range(0, num_epochs):<text:line-break/>    running_loss = 0<text:line-break/>    for images, _ in train_loader:<text:line-break/>        optimizer.zero_grad()<text:line-break/>        #images = images.view(images.shape[0],-<text:line-break/>        #labels = sample[1][i*b_size : (i+1)*b_size]<text:line-break/>        out = net(images)<text:line-break/>        loss = loss_fnc(out, images)<text:line-break/>        loss.backward()<text:line-break/>        optimizer.step()<text:line-break/>        running_loss += loss.item()<text:line-break/>    print(f"loss: {running_loss/len(train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32:32.302044124</meta:creation-date>
    <dc:date>2019-07-09T13:34:20.268937687</dc:date>
    <meta:editing-duration>PT1M56S</meta:editing-duration>
    <meta:editing-cycles>1</meta:editing-cycles>
    <meta:document-statistic meta:table-count="0" meta:image-count="0" meta:object-count="0" meta:page-count="3" meta:paragraph-count="5" meta:word-count="365" meta:character-count="3768" meta:non-whitespace-character-count="2773"/>
    <meta:generator>LibreOffice/6.0.7.3$Linux_X86_64 LibreOffice_project/00m0$Build-3</meta:generator>
  </office:meta>
</office:document-meta>
</file>